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2" style:family="paragraph" style:parent-style-name="Preformatted_20_Text">
      <loext:graphic-properties draw:fill="solid" draw:fill-color="#f3f6f7" draw:opacity="100%"/>
      <style:paragraph-properties fo:line-height="150%" fo:text-align="justify" style:justify-single-word="false" fo:orphans="2" fo:widows="2" fo:background-color="#f3f6f7" fo:padding="0in" fo:border="none"/>
    </style:style>
    <style:style style:name="P3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justify" style:justify-single-word="false" fo:orphans="2" fo:widows="2" fo:background-color="#f3f6f7" fo:padding="0in" fo:border="none"/>
    </style:style>
    <style:style style:name="P4" style:family="paragraph" style:parent-style-name="Text_20_body" style:list-style-name="L1">
      <style:paragraph-properties fo:text-align="end" style:justify-single-word="false" fo:orphans="2" fo:widows="2"/>
      <style:text-properties fo:font-variant="normal" fo:text-transform="none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</style:style>
    <style:style style:name="P11" style:family="paragraph" style:parent-style-name="Text_20_body" style:list-style-name="L2">
      <style:paragraph-properties fo:margin-left="0in" fo:margin-right="0in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12" style:family="paragraph" style:parent-style-name="Heading_20_2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3" style:family="paragraph" style:parent-style-name="Heading_20_1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4" style:family="paragraph" style:parent-style-name="Horizontal_20_Line">
      <style:paragraph-properties fo:text-align="end" style:justify-single-word="false" fo:orphans="2" fo:widows="2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style:font-name-complex="IRANSans" style:font-size-complex="9.75pt" style:font-style-complex="normal" style:font-weight-complex="normal"/>
    </style:style>
    <style:style style:name="T3" style:family="text">
      <style:text-properties officeooo:rsid="0000196b" style:font-name-complex="IRANSans" style:font-size-complex="9.75pt" style:font-style-complex="normal" style:font-weight-complex="normal"/>
    </style:style>
    <style:style style:name="T4" style:family="text">
      <style:text-properties style:font-name="KaTeX Main" fo:font-size="9.75pt" fo:font-style="normal" fo:font-weight="normal"/>
    </style:style>
    <style:style style:name="T5" style:family="text">
      <style:text-properties style:font-name="KaTeX Math" fo:font-size="9.75pt" fo:font-style="italic" fo:font-weight="normal"/>
    </style:style>
    <style:style style:name="T6" style:family="text">
      <style:text-properties fo:font-variant="normal" fo:text-transform="none" style:font-name="KaTeX Math" fo:font-size="9.75pt" fo:letter-spacing="normal" fo:font-style="italic" fo:font-weight="normal"/>
    </style:style>
    <style:style style:name="T7" style:family="text">
      <style:text-properties fo:font-variant="normal" fo:text-transform="none" style:font-name="IRANSans" fo:font-size="9.75pt" fo:letter-spacing="normal" fo:font-style="normal" fo:font-weight="normal"/>
    </style:style>
    <style:style style:name="T8" style:family="text"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T9" style:family="text">
      <style:text-properties fo:font-variant="normal" fo:text-transform="none" style:font-name="monospace" fo:font-size="9.75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استک‌پشتک</text:h>
      <text:p text:style-name="Text_20_body"/>
      <text:section text:style-name="Sect1" text:name="description_html-11863">
        <text:list xml:id="list520949376" text:style-name="L1">
          <text:list-item>
            <text:p text:style-name="P9"><text:span text:style-name="T2">محدودیت زمان</text:span><text:span text:style-name="T1">: </text:span><text:span text:style-name="T2">۱ ثانیه</text:span><text:span text:style-name="T3">s</text:span></text:p>
          </text:list-item>
          <text:list-item>
            <text:p text:style-name="P4"><text:span text:style-name="T2">محدودیت حافظه</text:span><text:span text:style-name="T1">: </text:span><text:span text:style-name="T2">۲۵۶ مگابایت</text:span></text:p>
          </text:list-item>
        </text:list>
        <text:p text:style-name="P14"/>
        <text:p text:style-name="P5"><text:span text:style-name="T2">با استفاده از </text:span><text:span text:style-name="T1">Singly-LinkedList</text:span><text:span text:style-name="T2">، داده ساختاری به نام استک‌پشتک طراحی کنید که عمل های </text:span><draw:frame draw:style-name="fr1" draw:name="Frame1" text:anchor-type="char" svg:width="0.0161in" draw:z-index="0"><draw:text-box fo:min-height="0.0161in"><text:p text:style-name="Text_20_body"/></draw:text-box></draw:frame><text:span text:style-name="T5">addLast</text:span><text:span text:style-name="T2">، </text:span><draw:frame draw:style-name="fr1" draw:name="Frame2" text:anchor-type="char" svg:width="0.0161in" draw:z-index="1"><draw:text-box fo:min-height="0.0161in"><text:p text:style-name="Text_20_body"/></draw:text-box></draw:frame><text:span text:style-name="T5">removeLast</text:span><text:span text:style-name="T1"> </text:span><text:span text:style-name="T2">و </text:span><draw:frame draw:style-name="fr1" draw:name="Frame3" text:anchor-type="char" svg:width="0.0161in" draw:z-index="2"><draw:text-box fo:min-height="0.0161in"><text:p text:style-name="Text_20_body"/></draw:text-box></draw:frame><text:span text:style-name="T5">addFirst</text:span><text:span text:style-name="T1"> </text:span><text:span text:style-name="T2">را پشتیبانی کند</text:span><text:span text:style-name="T1">.</text:span></text:p>
        <text:p text:style-name="P5"><text:span text:style-name="T2">در ابتدا یک استک‌پشتک خالی در اختیار داریم</text:span><text:span text:style-name="T1">. </text:span><text:span text:style-name="T2">در هر مرحله، علاوه بر ۳ عمل بالا، می‌توانیم عمل </text:span><draw:frame draw:style-name="fr1" draw:name="Frame4" text:anchor-type="char" svg:width="0.0161in" draw:z-index="3"><draw:text-box fo:min-height="0.0161in"><text:p text:style-name="Text_20_body"/></draw:text-box></draw:frame><text:span text:style-name="T5">reverse</text:span><text:span text:style-name="T4">(</text:span><text:span text:style-name="T5">i</text:span><text:span text:style-name="T4">,</text:span><text:span text:style-name="T5">j</text:span><text:span text:style-name="T4">)</text:span><text:span text:style-name="T1"> </text:span><text:span text:style-name="T2">را نیز انجام دهیم</text:span><text:span text:style-name="T1">. </text:span><text:span text:style-name="T2">این عمل جایگاه عنصر های</text:span><draw:frame draw:style-name="fr1" draw:name="Frame5" text:anchor-type="char" svg:width="0.0161in" draw:z-index="4"><draw:text-box fo:min-height="0.0161in"><text:p text:style-name="Text_20_body"/></draw:text-box></draw:frame><text:span text:style-name="T5">i</text:span><text:span text:style-name="T2">ام تا </text:span><draw:frame draw:style-name="fr1" draw:name="Frame6" text:anchor-type="char" svg:width="0.0161in" draw:z-index="5"><draw:text-box fo:min-height="0.0161in"><text:p text:style-name="Text_20_body"/></draw:text-box></draw:frame><text:span text:style-name="T5">j</text:span><text:span text:style-name="T2">ام را برعکس می‌کند</text:span><text:span text:style-name="T1">. </text:span><text:span text:style-name="T2">در یک استک‌پشتک که شامل </text:span><draw:frame draw:style-name="fr1" draw:name="Frame7" text:anchor-type="char" svg:width="0.0161in" draw:z-index="6"><draw:text-box fo:min-height="0.0161in"><text:p text:style-name="Text_20_body"/></draw:text-box></draw:frame><text:span text:style-name="T5">n</text:span><text:span text:style-name="T1"> </text:span><text:span text:style-name="T2">عنصر است، عنصر سر لیست</text:span><text:span text:style-name="T1">(front) </text:span><text:span text:style-name="T2">عنصر اول بوده و عنصر ته لیست</text:span><text:span text:style-name="T1">(back) </text:span><text:span text:style-name="T2">عنصر </text:span><draw:frame draw:style-name="fr1" draw:name="Frame8" text:anchor-type="char" svg:width="0.0161in" draw:z-index="7"><draw:text-box fo:min-height="0.0161in"><text:p text:style-name="Text_20_body"/></draw:text-box></draw:frame><text:span text:style-name="T5">n</text:span><text:span text:style-name="T2">ام می‌باشد</text:span><text:span text:style-name="T1">.</text:span></text:p>
        <text:p text:style-name="P8"><text:span text:style-name="T2">فرمت و شرح دقیق عمل ها به صورت زیر است</text:span><text:span text:style-name="T1">:</text:span></text:p>
        <text:list xml:id="list2758128199" text:style-name="L2">
          <text:list-item>
            <text:p text:style-name="P7">  <text:span text:style-name="T2">ا</text:span><text:span text:style-name="T1">. </text:span><draw:frame draw:style-name="fr1" draw:name="Frame9" text:anchor-type="char" svg:width="0.0161in" draw:z-index="8"><draw:text-box fo:min-height="0.0161in"><text:p text:style-name="Text_20_body"/></draw:text-box></draw:frame><text:span text:style-name="T5">x</text:span><text:span text:style-name="T1"> </text:span><draw:frame draw:style-name="fr1" draw:name="Frame10" text:anchor-type="char" svg:width="0.0161in" draw:z-index="9"><draw:text-box fo:min-height="0.0161in"><text:p text:style-name="Text_20_body"/></draw:text-box></draw:frame><text:span text:style-name="T5">addFirst</text:span><text:span text:style-name="T1">: </text:span><text:span text:style-name="T2">عنصر </text:span><draw:frame draw:style-name="fr1" draw:name="Frame11" text:anchor-type="char" svg:width="0.0161in" draw:z-index="10"><draw:text-box fo:min-height="0.0161in"><text:p text:style-name="Text_20_body"/></draw:text-box></draw:frame><text:span text:style-name="T5">x</text:span><text:span text:style-name="T1"> </text:span><text:span text:style-name="T2">را به ابتدای لیست اضافه کن</text:span><text:span text:style-name="T1">.</text:span></text:p>
          </text:list-item>
          <text:list-item>
            <text:p text:style-name="P7"><text:span text:style-name="T2">۲</text:span><text:span text:style-name="T1">. </text:span><draw:frame draw:style-name="fr1" draw:name="Frame12" text:anchor-type="char" svg:width="0.0161in" draw:z-index="11"><draw:text-box fo:min-height="0.0161in"><text:p text:style-name="Text_20_body"/></draw:text-box></draw:frame><text:span text:style-name="T5">x</text:span><text:span text:style-name="T1"> </text:span><draw:frame draw:style-name="fr1" draw:name="Frame13" text:anchor-type="char" svg:width="0.0161in" draw:z-index="12"><draw:text-box fo:min-height="0.0161in"><text:p text:style-name="Text_20_body"/></draw:text-box></draw:frame><text:span text:style-name="T5">addLast</text:span><text:span text:style-name="T1">: </text:span><text:span text:style-name="T2">عنصر </text:span><draw:frame draw:style-name="fr1" draw:name="Frame14" text:anchor-type="char" svg:width="0.0161in" draw:z-index="13"><draw:text-box fo:min-height="0.0161in"><text:p text:style-name="Text_20_body"/></draw:text-box></draw:frame><text:span text:style-name="T5">x</text:span><text:span text:style-name="T1"> </text:span><text:span text:style-name="T2">را به انتهای لیست اضافه کن</text:span><text:span text:style-name="T1">.</text:span></text:p>
          </text:list-item>
          <text:list-item>
            <text:p text:style-name="P6"><text:span text:style-name="T2">۳</text:span><text:span text:style-name="T1">. </text:span><draw:frame draw:style-name="fr1" draw:name="Frame15" text:anchor-type="char" svg:width="0.0161in" draw:z-index="14"><draw:text-box fo:min-height="0.0161in"><text:p text:style-name="Text_20_body"/></draw:text-box></draw:frame><text:span text:style-name="T5">removeLast</text:span><text:span text:style-name="T1">: </text:span><text:span text:style-name="T2">عنصر انتهای لیست را حذف کن و آن را چاپ کن</text:span><text:span text:style-name="T1">. </text:span><text:span text:style-name="T2">در صورتی که لیست خالی بود، پیام </text:span><draw:frame draw:style-name="fr1" draw:name="Frame16" text:anchor-type="char" svg:width="0.0161in" draw:z-index="15"><draw:text-box fo:min-height="0.0161in"><text:p text:style-name="Text_20_body"/></draw:text-box></draw:frame><text:span text:style-name="T5">empty</text:span><text:span text:style-name="T1"> </text:span><text:span text:style-name="T2">را چاپ کن</text:span><text:span text:style-name="T1">.</text:span></text:p>
          </text:list-item>
          <text:list-item>
            <text:p text:style-name="P11"><text:span text:style-name="T2">۴</text:span><text:span text:style-name="T1">. </text:span><draw:frame draw:style-name="fr1" draw:name="Frame17" text:anchor-type="char" svg:width="0.0161in" draw:z-index="16"><draw:text-box fo:min-height="0.0161in"><text:p text:style-name="Text_20_body"/></draw:text-box></draw:frame><text:span text:style-name="T5">j</text:span><text:span text:style-name="T1"> </text:span><draw:frame draw:style-name="fr1" draw:name="Frame18" text:anchor-type="char" svg:width="0.0161in" draw:z-index="17"><draw:text-box fo:min-height="0.0161in"><text:p text:style-name="Text_20_body"/></draw:text-box></draw:frame><text:span text:style-name="T5">i</text:span><text:span text:style-name="T1"> </text:span><draw:frame draw:style-name="fr1" draw:name="Frame19" text:anchor-type="char" svg:width="0.0161in" draw:z-index="18"><draw:text-box fo:min-height="0.0161in"><text:p text:style-name="Text_20_body"/></draw:text-box></draw:frame><text:span text:style-name="T5">reverse</text:span><text:span text:style-name="T1">: </text:span><text:span text:style-name="T2">جایگاه عنصر های </text:span><draw:frame draw:style-name="fr1" draw:name="Frame20" text:anchor-type="char" svg:width="0.0161in" draw:z-index="19"><draw:text-box fo:min-height="0.0161in"><text:p text:style-name="Text_20_body"/></draw:text-box></draw:frame><text:span text:style-name="T5">i</text:span><text:span text:style-name="T2">ام </text:span><text:span text:style-name="T1">«</text:span><text:span text:style-name="T2">تا</text:span><text:span text:style-name="T1">» </text:span><draw:frame draw:style-name="fr1" draw:name="Frame21" text:anchor-type="char" svg:width="0.0161in" draw:z-index="20"><draw:text-box fo:min-height="0.0161in"><text:p text:style-name="Text_20_body"/></draw:text-box></draw:frame><text:span text:style-name="T5">j</text:span><text:span text:style-name="T2">ام را برعکس کن</text:span><text:span text:style-name="T1">. (</text:span><draw:frame draw:style-name="fr1" draw:name="Frame22" text:anchor-type="char" svg:width="0.0161in" draw:z-index="21"><draw:text-box fo:min-height="0.0161in"><text:p text:style-name="Text_20_body"/></draw:text-box></draw:frame><text:span text:style-name="T5">i</text:span><text:span text:style-name="T4">≤</text:span><text:span text:style-name="T5">j</text:span><text:span text:style-name="T1">)</text:span></text:p>
          </text:list-item>
        </text:list>
        <text:p text:style-name="P10"><text:span text:style-name="Emphasis"><text:span text:style-name="T8">شیوه بهینه </text:span></text:span><draw:frame draw:style-name="fr1" draw:name="Frame23" text:anchor-type="char" svg:width="0.0161in" draw:z-index="22"><draw:text-box fo:min-height="0.0161in"><text:p text:style-name="Text_20_body"/></draw:text-box></draw:frame><text:span text:style-name="Emphasis"><text:span text:style-name="T6">reverse</text:span></text:span><text:span text:style-name="Emphasis"><text:span text:style-name="T7"> </text:span></text:span><text:span text:style-name="Emphasis"><text:span text:style-name="T8">کردن یک </text:span></text:span><text:span text:style-name="Emphasis"><text:span text:style-name="T7">SLList </text:span></text:span><text:span text:style-name="Emphasis"><text:span text:style-name="T8">را در کلاس حل تمرین بحث کردیم</text:span></text:span><text:span text:style-name="Emphasis"><text:span text:style-name="T7">.</text:span></text:span><text:span text:style-name="T7">   </text:span></text:p>
        <text:p text:style-name="P8">  </text:p>
        <text:h text:style-name="P13" text:outline-level="1"><text:bookmark text:name="-"/>ورودی</text:h>
        <text:p text:style-name="P5"><text:span text:style-name="T2">در خط اول ورودی عدد </text:span><draw:frame draw:style-name="fr1" draw:name="Frame24" text:anchor-type="char" svg:width="0.0161in" draw:z-index="23"><draw:text-box fo:min-height="0.0161in"><text:p text:style-name="Text_20_body"/></draw:text-box></draw:frame><text:span text:style-name="T5">n</text:span><text:span text:style-name="T4">≤5000</text:span><text:span text:style-name="T1"> </text:span><text:span text:style-name="T2">تعداد عمل هایی ست که باید بر روی استک‌پشتک انجام دهید</text:span><text:span text:style-name="T1">. </text:span><text:span text:style-name="T2">در </text:span><draw:frame draw:style-name="fr1" draw:name="Frame25" text:anchor-type="char" svg:width="0.0161in" draw:z-index="24"><draw:text-box fo:min-height="0.0161in"><text:p text:style-name="Text_20_body"/></draw:text-box></draw:frame><text:span text:style-name="T5">n</text:span><text:span text:style-name="T1"> </text:span><text:span text:style-name="T2">خط بعدی، عمل هایی که باید انجام بشوند به ترتیب مشخص شده اند</text:span><text:span text:style-name="T1">. </text:span><text:span text:style-name="T2">عناصر ورودی، نام منفی بوده و کوچک‌تر از </text:span><draw:frame draw:style-name="fr1" draw:name="Frame26" text:anchor-type="char" svg:width="0.0161in" draw:z-index="25"><draw:text-box fo:min-height="0.0161in"><text:p text:style-name="Text_20_body"/></draw:text-box></draw:frame><text:span text:style-name="T4">10​6​​</text:span><text:span text:style-name="T1"> </text:span><text:span text:style-name="T2">هستند</text:span><text:span text:style-name="T1">.</text:span></text:p>
        <text:h text:style-name="P13" text:outline-level="1"><text:bookmark text:name="-1"/>خروجی</text:h>
        <text:p text:style-name="P8"><text:span text:style-name="T2">با توجه به نوع عمل، خروجی مناسب را چاپ کنید</text:span><text:span text:style-name="T1">.</text:span></text:p>
        <text:h text:style-name="P13" text:outline-level="1"><text:bookmark text:name="-2"/>مثال</text:h>
        <text:h text:style-name="P12" text:outline-level="2"><text:bookmark text:name="-3"/>ورودی نمونه ۱</text:h>
        <text:p text:style-name="P2"><text:span text:style-name="Source_20_Text"><text:span text:style-name="T9">6</text:span></text:span></text:p>
        <text:p text:style-name="P2"><text:span text:style-name="Source_20_Text"><text:span text:style-name="T9">removeLast</text:span></text:span></text:p>
        <text:p text:style-name="P2"><text:span text:style-name="Source_20_Text"><text:span text:style-name="T9">addLast 4</text:span></text:span></text:p>
        <text:p text:style-name="P2"><text:span text:style-name="Source_20_Text"><text:span text:style-name="T9">addLast 11</text:span></text:span></text:p>
        <text:p text:style-name="P2"><text:span text:style-name="Source_20_Text"><text:span text:style-name="T9">addFirst 9</text:span></text:span></text:p>
        <text:p text:style-name="P2"><text:span text:style-name="Source_20_Text"><text:span text:style-name="T9">reverse 2 3</text:span></text:span></text:p>
        <text:p text:style-name="P3"><text:span text:style-name="Source_20_Text"><text:span text:style-name="T9">removeLast</text:span></text:span></text:p>
        <text:h text:style-name="P12" text:outline-level="2"><text:bookmark text:name="-4"/>خروجی نمونه ۱</text:h>
        <text:p text:style-name="P2"><text:span text:style-name="Source_20_Text"><text:span text:style-name="T9">empty</text:span></text:span></text:p>
        <text:p text:style-name="P3"><text:span text:style-name="Source_20_Text"><text:span text:style-name="T9">4</text:span></text:span></text:p>
        <text:h text:style-name="P12" text:outline-level="2"><text:bookmark text:name="-5"/><text:soft-page-break/>ورودی نمونه ۲</text:h>
        <text:p text:style-name="P2"><text:span text:style-name="Source_20_Text"><text:span text:style-name="T9">11</text:span></text:span></text:p>
        <text:p text:style-name="P2"><text:span text:style-name="Source_20_Text"><text:span text:style-name="T9">addFirst 8</text:span></text:span></text:p>
        <text:p text:style-name="P2"><text:span text:style-name="Source_20_Text"><text:span text:style-name="T9">removeLast</text:span></text:span></text:p>
        <text:p text:style-name="P2"><text:span text:style-name="Source_20_Text"><text:span text:style-name="T9">addLast 6</text:span></text:span></text:p>
        <text:p text:style-name="P2"><text:span text:style-name="Source_20_Text"><text:span text:style-name="T9">removeLast</text:span></text:span></text:p>
        <text:p text:style-name="P2"><text:span text:style-name="Source_20_Text"><text:span text:style-name="T9">addFirst 3</text:span></text:span></text:p>
        <text:p text:style-name="P2"><text:span text:style-name="Source_20_Text"><text:span text:style-name="T9">addFirst 2</text:span></text:span></text:p>
        <text:p text:style-name="P2"><text:span text:style-name="Source_20_Text"><text:span text:style-name="T9">addFirst 1</text:span></text:span></text:p>
        <text:p text:style-name="P2"><text:span text:style-name="Source_20_Text"><text:span text:style-name="T9">removeLast</text:span></text:span></text:p>
        <text:p text:style-name="P2"><text:span text:style-name="Source_20_Text"><text:span text:style-name="T9">removeLast</text:span></text:span></text:p>
        <text:p text:style-name="P2"><text:span text:style-name="Source_20_Text"><text:span text:style-name="T9">removeLast</text:span></text:span></text:p>
        <text:p text:style-name="P3"><text:span text:style-name="Source_20_Text"><text:span text:style-name="T9">removeLast</text:span></text:span></text:p>
        <text:h text:style-name="P12" text:outline-level="2"><text:bookmark text:name="-6"/>خروجی نمونه ۲</text:h>
        <text:p text:style-name="P2"><text:span text:style-name="Source_20_Text"><text:span text:style-name="T9">8</text:span></text:span></text:p>
        <text:p text:style-name="P2"><text:span text:style-name="Source_20_Text"><text:span text:style-name="T9">6</text:span></text:span></text:p>
        <text:p text:style-name="P2"><text:span text:style-name="Source_20_Text"><text:span text:style-name="T9">3</text:span></text:span></text:p>
        <text:p text:style-name="P2"><text:span text:style-name="Source_20_Text"><text:span text:style-name="T9">2</text:span></text:span></text:p>
        <text:p text:style-name="P2"><text:span text:style-name="Source_20_Text"><text:span text:style-name="T9">1</text:span></text:span></text:p>
        <text:p text:style-name="P3"><text:span text:style-name="Source_20_Text"><text:span text:style-name="T9">empty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40:10.275418940</meta:creation-date>
    <dc:date>2018-02-02T17:04:03.030035050</dc:date>
    <meta:editing-duration>PT1M24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2" meta:paragraph-count="48" meta:word-count="276" meta:character-count="1344" meta:non-whitespace-character-count="1103"/>
  </office:meta>
</office:document-meta>
</file>